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0b1" officeooo:paragraph-rsid="001060b1"/>
    </style:style>
    <style:style style:name="P2" style:family="paragraph" style:parent-style-name="Standard" style:list-style-name="L1">
      <style:text-properties officeooo:rsid="001060b1" officeooo:paragraph-rsid="001060b1"/>
    </style:style>
    <style:style style:name="P3" style:family="paragraph" style:parent-style-name="Standard">
      <style:text-properties officeooo:rsid="0010ff4f" officeooo:paragraph-rsid="0010ff4f"/>
    </style:style>
    <style:style style:name="P4" style:family="paragraph" style:parent-style-name="Standard" style:list-style-name="L2">
      <style:text-properties officeooo:rsid="0010ff4f" officeooo:paragraph-rsid="0010ff4f"/>
    </style:style>
    <style:style style:name="P5" style:family="paragraph" style:parent-style-name="Standard" style:list-style-name="L3">
      <style:text-properties officeooo:rsid="0010ff4f" officeooo:paragraph-rsid="0010ff4f"/>
    </style:style>
    <style:style style:name="P6" style:family="paragraph" style:parent-style-name="Standard" style:list-style-name="L6">
      <style:text-properties officeooo:rsid="0010ff4f" officeooo:paragraph-rsid="0010ff4f"/>
    </style:style>
    <style:style style:name="P7" style:family="paragraph" style:parent-style-name="Standard" style:list-style-name="L7">
      <style:text-properties officeooo:rsid="0010ff4f" officeooo:paragraph-rsid="0010ff4f"/>
    </style:style>
    <style:style style:name="P8" style:family="paragraph" style:parent-style-name="Standard">
      <style:text-properties officeooo:rsid="001451cf" officeooo:paragraph-rsid="001451cf"/>
    </style:style>
    <style:style style:name="P9" style:family="paragraph" style:parent-style-name="Standard" style:list-style-name="L6">
      <style:text-properties officeooo:rsid="00162448" officeooo:paragraph-rsid="00162448"/>
    </style:style>
    <style:style style:name="P10" style:family="paragraph" style:parent-style-name="Standard" style:list-style-name="L8">
      <style:text-properties officeooo:rsid="00162448" officeooo:paragraph-rsid="00162448"/>
    </style:style>
    <style:style style:name="P11" style:family="paragraph" style:parent-style-name="Standard">
      <style:text-properties officeooo:rsid="00162448" officeooo:paragraph-rsid="00162448"/>
    </style:style>
    <style:style style:name="P12" style:family="paragraph" style:parent-style-name="Standard" style:list-style-name="L6">
      <style:text-properties officeooo:rsid="001864c0" officeooo:paragraph-rsid="001864c0"/>
    </style:style>
    <style:style style:name="P13" style:family="paragraph" style:parent-style-name="Standard">
      <style:text-properties officeooo:rsid="001954ef" officeooo:paragraph-rsid="001954ef"/>
    </style:style>
    <style:style style:name="P14" style:family="paragraph" style:parent-style-name="Standard" style:list-style-name="L9">
      <style:text-properties officeooo:rsid="001954ef" officeooo:paragraph-rsid="001954ef"/>
    </style:style>
    <style:style style:name="P15" style:family="paragraph" style:parent-style-name="Standard" style:list-style-name="L9">
      <style:text-properties officeooo:rsid="001b3a3c" officeooo:paragraph-rsid="001b3a3c"/>
    </style:style>
    <style:style style:name="P16" style:family="paragraph" style:parent-style-name="Standard" style:list-style-name="L9">
      <style:text-properties officeooo:rsid="001c4b7d" officeooo:paragraph-rsid="001c4b7d"/>
    </style:style>
    <style:style style:name="P17" style:family="paragraph" style:parent-style-name="Standard">
      <style:text-properties officeooo:rsid="001c4b7d" officeooo:paragraph-rsid="001c4b7d"/>
    </style:style>
    <style:style style:name="P18" style:family="paragraph" style:parent-style-name="Standard">
      <style:text-properties officeooo:rsid="001d859b" officeooo:paragraph-rsid="001d859b"/>
    </style:style>
    <style:style style:name="P19" style:family="paragraph" style:parent-style-name="Standard" style:list-style-name="L11">
      <style:text-properties officeooo:rsid="001d859b" officeooo:paragraph-rsid="001d859b"/>
    </style:style>
    <style:style style:name="P20" style:family="paragraph" style:parent-style-name="Standard" style:list-style-name="L1">
      <style:text-properties officeooo:rsid="001d859b" officeooo:paragraph-rsid="001d859b"/>
    </style:style>
    <style:style style:name="P21" style:family="paragraph" style:parent-style-name="Standard" style:list-style-name="L13">
      <style:text-properties officeooo:rsid="002040ec" officeooo:paragraph-rsid="002040ec"/>
    </style:style>
    <style:style style:name="P22" style:family="paragraph" style:parent-style-name="Standard">
      <style:text-properties officeooo:rsid="002040ec" officeooo:paragraph-rsid="001d859b"/>
    </style:style>
    <style:style style:name="T1" style:family="text">
      <style:text-properties officeooo:rsid="001d859b"/>
    </style:style>
    <style:style style:name="T2" style:family="text">
      <style:text-properties officeooo:rsid="002040ec"/>
    </style:style>
    <style:style style:name="T3" style:family="text">
      <style:text-properties officeooo:rsid="00214e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 :</text:p>
      <text:list xml:id="list3104994979" text:style-name="L1">
        <text:list-item>
          <text:p text:style-name="P20">id_pizza</text:p>
        </text:list-item>
        <text:list-item>
          <text:p text:style-name="P2">Nom</text:p>
        </text:list-item>
        <text:list-item>
          <text:p text:style-name="P2">Prix </text:p>
        </text:list-item>
        <text:list-item>
          <text:p text:style-name="P2">Ingrédients (liste des ingrédients)</text:p>
        </text:list-item>
        <text:list-item>
          <text:p text:style-name="P2">Photo</text:p>
        </text:list-item>
        <text:list-item>
          <text:p text:style-name="P2">la taille de la pizza </text:p>
        </text:list-item>
      </text:list>
      <text:p text:style-name="P3">Client :</text:p>
      <text:list xml:id="list4050097431" text:style-name="L2">
        <text:list-item>
          <text:p text:style-name="P4">id_Client</text:p>
        </text:list-item>
        <text:list-item>
          <text:p text:style-name="P4">Photo</text:p>
        </text:list-item>
      </text:list>
      <text:p text:style-name="P3"><text:tab/></text:p>
      <text:p text:style-name="P3">Personne:</text:p>
      <text:list xml:id="list3442344661" text:style-name="L6">
        <text:list-item>
          <text:p text:style-name="P6">id_Personne</text:p>
        </text:list-item>
        <text:list-item>
          <text:p text:style-name="P6">Nom</text:p>
        </text:list-item>
        <text:list-item>
          <text:p text:style-name="P6">Prénom</text:p>
        </text:list-item>
        <text:list-item>
          <text:p text:style-name="P12">email</text:p>
        </text:list-item>
        <text:list-item>
          <text:p text:style-name="P9">Mot de passe</text:p>
        </text:list-item>
        <text:list-item>
          <text:p text:style-name="P6">N° Phone</text:p>
        </text:list-item>
        <text:list-item>
          <text:p text:style-name="P6">Adresse</text:p>
          <text:p text:style-name="P6"/>
        </text:list-item>
      </text:list>
      <text:p text:style-name="P3">Employés :</text:p>
      <text:list xml:id="list2731510248" text:style-name="L7">
        <text:list-item>
          <text:p text:style-name="P7">id_employé</text:p>
        </text:list-item>
      </text:list>
      <text:list xml:id="list2276512006" text:style-name="L3">
        <text:list-item>
          <text:p text:style-name="P5">Photo pièce d’identité</text:p>
        </text:list-item>
      </text:list>
      <text:p text:style-name="P8">Admin  : </text:p>
      <text:list xml:id="list3176103752" text:style-name="L8">
        <text:list-item>
          <text:p text:style-name="P10">id_admin</text:p>
        </text:list-item>
      </text:list>
      <text:p text:style-name="P11"/>
      <text:p text:style-name="P13">Stock :</text:p>
      <text:list xml:id="list3290042850" text:style-name="L9">
        <text:list-item>
          <text:p text:style-name="P14">pates (x morceaux)</text:p>
        </text:list-item>
        <text:list-item>
          <text:p text:style-name="P14">sauce tomate (x cartons dont 1 carton fait z nombre de pizza)</text:p>
        </text:list-item>
        <text:list-item>
          <text:p text:style-name="P14">sauce (barbecue,crème fraîche,sauce algérienne)</text:p>
        </text:list-item>
        <text:list-item>
          <text:p text:style-name="P15">olives</text:p>
        </text:list-item>
        <text:list-item>
          <text:p text:style-name="P15">tomâtes fraiches</text:p>
        </text:list-item>
        <text:list-item>
          <text:p text:style-name="P15">oignon</text:p>
        </text:list-item>
        <text:list-item>
          <text:p text:style-name="P15">poivron</text:p>
        </text:list-item>
        <text:list-item>
          <text:p text:style-name="P15">fromage de chèvre</text:p>
        </text:list-item>
        <text:list-item>
          <text:p text:style-name="P15">viande</text:p>
        </text:list-item>
        <text:list-item>
          <text:p text:style-name="P16">poulet</text:p>
        </text:list-item>
        <text:list-item>
          <text:p text:style-name="P16">poisson (saumon,thon)</text:p>
        </text:list-item>
      </text:list>
      <text:p text:style-name="P17"/>
      <text:p text:style-name="P18"><text:span text:style-name="T2">Commande</text:span><text:span text:style-name="T3">s</text:span><text:span text:style-name="T2"> </text:span> :</text:p>
      <text:list xml:id="list1710440639" text:style-name="L11">
        <text:list-item>
          <text:p text:style-name="P19">id_Commande</text:p>
        </text:list-item>
        <text:list-item>
          <text:p text:style-name="P19">id_Personne</text:p>
        </text:list-item>
        <text:list-item>
          <text:p text:style-name="P19">Date</text:p>
        </text:list-item>
        <text:list-item>
          <text:p text:style-name="P19">id_pizza</text:p>
        </text:list-item>
        <text:list-item>
          <text:p text:style-name="P19">Quantité </text:p>
        </text:list-item>
        <text:list-item>
          <text:p text:style-name="P19">total commande</text:p>
        </text:list-item>
      </text:list>
      <text:p text:style-name="P22"/>
      <text:list xml:id="list2581816371" text:style-name="L13">
        <text:list-header>
          <text:p text:style-name="P21"/>
        </text:list-header>
      </text:list>
      <text:list xml:id="list220943363837651" text:continue-list="list2276512006" text:style-name="L3">
        <text:list-header>
          <text:p text:style-name="P5"/>
        </text:list-header>
      </text:list>
      <text:p text:style-name="P3"><text:tab/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21:13:46.803865462</meta:creation-date>
    <meta:generator>LibreOffice/6.4.7.2$Linux_X86_64 LibreOffice_project/40$Build-2</meta:generator>
    <dc:date>2022-03-11T22:06:50.322031432</dc:date>
    <meta:editing-duration>PT30M38S</meta:editing-duration>
    <meta:editing-cycles>12</meta:editing-cycles>
    <meta:document-statistic meta:table-count="0" meta:image-count="0" meta:object-count="0" meta:page-count="1" meta:paragraph-count="47" meta:word-count="119" meta:character-count="556" meta:non-whitespace-character-count="507"/>
  </office:meta>
</office:document-meta>
</file>